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language="fr" fo:country="F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anguage Word</text:h>
      <text:p text:style-name="Text_20_body">This is an english document.</text:p>
      <text:p text:style-name="Text_20_body">This sentence contain some french word here <text:span text:style-name="T1">voiture</text:span> after...</text:p>
      <text:p text:style-name="Text_20_body">Last l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5T11:14:19</meta:creation-date>
    <meta:document-statistic meta:table-count="0" meta:image-count="0" meta:object-count="0" meta:page-count="1" meta:paragraph-count="4" meta:word-count="18" meta:character-count="111"/>
    <dc:date>2009-06-25T11:28:13</dc:date>
    <dc:creator>Vincent Spiewak</dc:creator>
    <meta:editing-duration>PT00H13M54S</meta:editing-duration>
    <meta:editing-cycles>1</meta:editing-cycles>
    <meta:generator>OpenOffice.org/3.0$Unix OpenOffice.org_project/300m15$Build-9379</meta:generator>
  </office:meta>
</office:document-meta>
</file>